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e7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igma.com/design/PytscYShpkqVPJNMvNCJ1u/Harmony?node-id=1-2&amp;p=f&amp;t=WI5VI1zh9tX9ZwEg-0" text:style-name="Internet_20_link" text:visited-style-name="Visited_20_Internet_20_Link"><text:span text:style-name="T1">https://www.figma.com/design/PytscYShpkqVPJNMvNCJ1u/Harmony?node-id=1-2&amp;p=f&amp;t=WI5VI1zh9tX9ZwEg-0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1:40:02.978000000</meta:creation-date>
    <dc:date>2025-02-07T15:30:23.897000000</dc:date>
    <meta:editing-duration>PT3H50M22S</meta:editing-duration>
    <meta:editing-cycles>1</meta:editing-cycles>
    <meta:document-statistic meta:table-count="0" meta:image-count="0" meta:object-count="0" meta:page-count="1" meta:paragraph-count="1" meta:word-count="1" meta:character-count="96" meta:non-whitespace-character-count="96"/>
    <meta:generator>LibreOffice/7.5.5.2$Windows_X86_64 LibreOffice_project/ca8fe7424262805f223b9a2334bc7181abbcbf5e</meta:generator>
  </office:meta>
</office:document-meta>
</file>